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11a2" officeooo:paragraph-rsid="000f11a2"/>
    </style:style>
    <style:style style:name="P2" style:family="paragraph" style:parent-style-name="Text_20_body" style:list-style-name="L1">
      <style:paragraph-properties fo:margin-top="0in" fo:margin-bottom="0in" loext:contextual-spacing="false"/>
      <style:text-properties fo:font-variant="normal" fo:text-transform="none" fo:font-style="normal" fo:font-weight="normal" loext:padding="0in" loext:border="none"/>
    </style:style>
    <style:style style:name="P3" style:family="paragraph" style:parent-style-name="Text_20_body" style:list-style-name="L1">
      <style:paragraph-properties fo:padding="0in" fo:border="none"/>
      <style:text-properties fo:font-variant="normal" fo:text-transform="none" fo:font-style="normal" fo:font-weight="normal" loext:padding="0in" loext:border="none"/>
    </style:style>
    <style:style style:name="T1" style:family="text">
      <style:text-properties loext:padding="0in" loext:border="non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ersonality </text:p>
      <text:p text:style-name="P1"/>
      <text:p text:style-name="P1"><text:a xlink:type="simple" xlink:href="https://www.quora.com/What-should-I-do-to-improve-my-personality?no_redirect=1" office:target-frame-name="_blank" xlink:show="new" text:style-name="Internet_20_link" text:visited-style-name="Visited_20_Internet_20_Link"><text:span text:style-name="T1">What should I do to improve my personality?</text:span></text:a></text:p>
      <text:list xml:id="list2833472901" text:style-name="L1">
        <text:list-item>
          <text:p text:style-name="P2">Your conduct must be calm. Too much frenzy, excitement or aggression makes you a people repellent. Be light, be calm, smile and take tough decisions.</text:p>
        </text:list-item>
        <text:list-item>
          <text:p text:style-name="P2">Never push yourself on people, don't do over to impress them; this acts against you. If someone doesn't wish to be impressed, this won't work at all. Be nice, be humble, be what you are and let people decide. Some would like you; some won't. Don't expect everyone to love you.</text:p>
        </text:list-item>
        <text:list-item>
          <text:p text:style-name="P2">One who doesn't care much about other people’s judgement about them stays free of the pressure of standing up to people's expectations. They walk on the chosen path with pride and respect themselves irrespective of achievements or failures. No high ego, no inferiority complex. Such people have a strong personality.</text:p>
        </text:list-item>
        <text:list-item>
          <text:p text:style-name="P2">Value your words; it's not that you have been given the power to speak so you can say countless meaningless words each day. Respect what you say, and consider it a verbal contract or commitment.</text:p>
        </text:list-item>
        <text:list-item>
          <text:p text:style-name="P2">Be right, and don't fear facing the consequences. It means learning to say no when you can't, learning to stand against any number of people if they are wrong and you are right, don't judge your values through materialistic results or money. If honesty means less money, you need not evaluate monetary results for your honesty.</text:p>
        </text:list-item>
        <text:list-item>
          <text:p text:style-name="P3">Be highly respectful to everyone, especially the people who have anything lesser to you, be it money, talent, skills, privileges. Giving respect costs only a little ego and gives you a beautiful image for life. But remember, this doesn't stand true for disrespectful people.</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3T23:28:24.730407611</meta:creation-date>
    <dc:date>2023-04-13T23:29:20.834728096</dc:date>
    <meta:editing-duration>PT56S</meta:editing-duration>
    <meta:editing-cycles>1</meta:editing-cycles>
    <meta:generator>LibreOffice/6.4.7.2$Linux_X86_64 LibreOffice_project/40$Build-2</meta:generator>
    <meta:document-statistic meta:table-count="0" meta:image-count="0" meta:object-count="0" meta:page-count="1" meta:paragraph-count="8" meta:word-count="276" meta:character-count="1603" meta:non-whitespace-character-count="1340"/>
  </office:meta>
</office:document-meta>
</file>